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5c0529" officeooo:paragraph-rsid="005c2098"/>
    </style:style>
    <style:style style:name="P2" style:family="paragraph" style:parent-style-name="Header">
      <style:paragraph-properties fo:text-align="start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18222c" officeooo:paragraph-rsid="005f8e7a"/>
    </style:style>
    <style:style style:name="P3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P4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P5" style:family="paragraph" style:parent-style-name="Heading">
      <style:text-properties style:font-name="Liberation Sans"/>
    </style:style>
    <style:style style:name="P6" style:family="paragraph" style:parent-style-name="Text_20_body">
      <style:paragraph-properties fo:line-height="150%" fo:text-align="justify" style:justify-single-word="false"/>
    </style:style>
    <style:style style:name="P7" style:family="paragraph" style:parent-style-name="Contents_20_1">
      <style:paragraph-properties>
        <style:tab-stops>
          <style:tab-stop style:position="6.6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555in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align="start" style:justify-single-word="false"/>
      <style:text-properties officeooo:rsid="00661ee0" officeooo:paragraph-rsid="00661ee0"/>
    </style:style>
    <style:style style:name="P10" style:family="paragraph" style:parent-style-name="Text_20_body">
      <style:paragraph-properties fo:text-align="start" style:justify-single-word="false"/>
      <style:text-properties officeooo:paragraph-rsid="006144a3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paragraph-rsid="0062a682"/>
    </style:style>
    <style:style style:name="P13" style:family="paragraph" style:parent-style-name="Heading_20_1">
      <style:paragraph-properties fo:line-height="150%" fo:text-align="justify" style:justify-single-word="false"/>
      <style:text-properties style:font-name="Liberation Sans"/>
    </style:style>
    <style:style style:name="P14" style:family="paragraph" style:parent-style-name="Heading_20_1">
      <style:paragraph-properties fo:text-align="start" style:justify-single-word="false" fo:break-before="page"/>
      <style:text-properties officeooo:rsid="00661ee0" officeooo:paragraph-rsid="00661ee0"/>
    </style:style>
    <style:style style:name="P15" style:family="paragraph" style:parent-style-name="Heading_20_2">
      <style:paragraph-properties fo:text-align="start" style:justify-single-word="false"/>
      <style:text-properties officeooo:rsid="00661ee0" officeooo:paragraph-rsid="00661ee0"/>
    </style:style>
    <style:style style:name="P16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officeooo:rsid="00661ee0" officeooo:paragraph-rsid="00661ee0" fo:background-color="transparen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T1" style:family="text">
      <style:text-properties officeooo:rsid="00403fd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03fdc" style:font-style-asian="italic" style:font-style-complex="italic"/>
    </style:style>
    <style:style style:name="T4" style:family="text">
      <style:text-properties officeooo:rsid="00661ee0"/>
    </style:style>
    <style:style style:name="T5" style:family="text">
      <style:text-properties officeooo:rsid="001b0363"/>
    </style:style>
    <style:style style:name="T6" style:family="text">
      <style:text-properties officeooo:rsid="005ddb25"/>
    </style:style>
    <style:style style:name="T7" style:family="text">
      <style:text-properties officeooo:rsid="004e8855"/>
    </style:style>
    <style:style style:name="T8" style:family="text">
      <style:text-properties style:font-name="Liberation Sans"/>
    </style:style>
    <style:style style:name="T9" style:family="text">
      <style:text-properties fo:color="#000000" loext:opacity="100%"/>
    </style:style>
    <style:style style:name="T10" style:family="text">
      <style:text-properties officeooo:rsid="00695999"/>
    </style:style>
    <style:style style:name="T11" style:family="text">
      <style:text-properties officeooo:rsid="006a9e5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7"><text:a xlink:type="simple" xlink:href="#__RefHeading___Toc630_247555406" text:style-name="Index_20_Link" text:visited-style-name="Index_20_Link"><text:span text:style-name="T8">1 Objectifs<text:tab/>1</text:span></text:a></text:p>
          <text:p text:style-name="P7"><text:a xlink:type="simple" xlink:href="#__RefHeading___Toc632_247555406" text:style-name="Index_20_Link" text:visited-style-name="Index_20_Link"><text:span text:style-name="T8">2 XXXX<text:tab/>2</text:span></text:a></text:p>
          <text:p text:style-name="P8"><text:a xlink:type="simple" xlink:href="#__RefHeading___Toc379_3095261546" text:style-name="Index_20_Link" text:visited-style-name="Index_20_Link"><text:span text:style-name="T8">2.1 XXXX</text:span><text:tab/>2</text:a></text:p>
        </text:index-body>
      </text:table-of-content>
      <text:p text:style-name="P5"/>
      <text:p text:style-name="Heading">Compte-rendu TP Keepass : Mise en œuvre d’un gestionnaire de mots de passe</text:p>
      <text:p text:style-name="Text_20_body"/>
      <text:h text:style-name="P13" text:outline-level="1"><text:bookmark-start text:name="__RefHeading___Toc630_247555406"/>Objectifs<text:bookmark-end text:name="__RefHeading___Toc630_247555406"/></text:h>
      <text:p text:style-name="P17">- Sensibiliser les utilisateurs à la protection des données à caractère personnel</text:p>
      <text:p text:style-name="P6"><text:span text:style-name="T8"/></text:p>
      <text:p text:style-name="P6"><text:span text:style-name="T8"/></text:p>
      <text:h text:style-name="P14" text:outline-level="1"><text:bookmark-start text:name="__RefHeading___Toc632_247555406"/>XXXX<text:bookmark-end text:name="__RefHeading___Toc632_247555406"/></text:h>
      <text:p text:style-name="P10"/>
      <text:h text:style-name="P15" text:outline-level="2"><text:bookmark-start text:name="__RefHeading___Toc379_3095261546"/>XXXX<text:bookmark-end text:name="__RefHeading___Toc379_3095261546"/></text:h>
      <text:p text:style-name="P11"/>
      <text:p text:style-name="P9">XXXXXXXXXXXXX</text:p>
      <text:p text:style-name="P16">XXX</text:p>
      <text:p text:style-name="P12"/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7pt" fo:font-weight="bold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style:snap-to-layout-grid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7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0717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8744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fo:padding="0.0402in" fo:border="none" style:shadow="none" text:number-lines="false" text:line-number="0"/>
      <style:text-properties style:font-name="Liberation Sans2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5c0529" officeooo:paragraph-rsid="005c2098"/>
    </style:style>
    <style:style style:name="MP2" style:family="paragraph" style:parent-style-name="Header">
      <style:paragraph-properties fo:text-align="start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18222c" officeooo:paragraph-rsid="005f8e7a"/>
    </style:style>
    <style:style style:name="MP3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MP4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MT1" style:family="text">
      <style:text-properties officeooo:rsid="00403fd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officeooo:rsid="00695999"/>
    </style:style>
    <style:style style:name="MT4" style:family="text">
      <style:text-properties officeooo:rsid="001b0363"/>
    </style:style>
    <style:style style:name="MT5" style:family="text">
      <style:text-properties fo:font-style="italic" officeooo:rsid="00403fdc" style:font-style-asian="italic" style:font-style-complex="italic"/>
    </style:style>
    <style:style style:name="MT6" style:family="text">
      <style:text-properties officeooo:rsid="005ddb25"/>
    </style:style>
    <style:style style:name="MT7" style:family="text">
      <style:text-properties officeooo:rsid="006a9e5b"/>
    </style:style>
    <style:style style:name="MT8" style:family="text">
      <style:text-properties officeooo:rsid="004e8855"/>
    </style:style>
    <style:page-layout style:name="Mpm1">
      <style:page-layout-properties fo:page-width="8.2701in" fo:page-height="11.6902in" style:num-format="1" style:print-orientation="landscape" fo:margin-top="1in" fo:margin-bottom="1in" fo:margin-left="0.7917in" fo:margin-right="0.82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024/2025 <text:span text:style-name="MT1">—</text:span> <text:span text:style-name="MT2">BTS SIO 1SIOA</text:span><text:tab/><text:tab/>TC<text:span text:style-name="MT3">3</text:span> <text:span text:style-name="MT1">—</text:span> TP <text:span text:style-name="MT3">KeyPass</text:span></text:p>
      </style:header>
      <style:footer>
        <text:p text:style-name="MP2"><text:span text:style-name="MT4">Page </text:span><text:page-number text:select-page="current">2</text:page-number>/<text:page-count>2</text:page-count><text:tab/><text:tab/><text:span text:style-name="MT5">Evan Barroca</text:span><text:span text:style-name="MT1"> —</text:span><text:span text:style-name="MT6"> </text:span><text:span text:style-name="MT7">16</text:span><text:span text:style-name="MT6"> </text:span><text:span text:style-name="MT7">Oct</text:span><text:span text:style-name="MT6">. 2024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MP3">Projet BTS SIO – <text:span text:style-name="MT8">Systèmes d’exploitation et réseaux informatiques</text:span></text:p>
      </style:header>
      <style:footer>
        <text:p text:style-name="MP4"><text:span text:style-name="MT4">Page </text:span><text:page-number text:select-page="current">0</text:page-number>/<text:page-count>2</text:page-count><text:tab/><text:tab/><text:tab/><text:tab/> <text:s text:c="30"/><text:span text:style-name="MT1">Evan Barroca—Paccar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6:48:40.663621247</meta:creation-date>
    <meta:generator>LibreOffice/24.2.6.2$Linux_X86_64 LibreOffice_project/420$Build-2</meta:generator>
    <dc:date>2024-10-16T10:33:14.289333559</dc:date>
    <meta:editing-duration>P2DT19H18M8S</meta:editing-duration>
    <meta:editing-cycles>85</meta:editing-cycles>
    <meta:print-date>2024-09-27T11:47:06.014155185</meta:print-date>
    <meta:printed-by>PDF files</meta:printed-by>
    <meta:document-statistic meta:table-count="0" meta:image-count="0" meta:object-count="0" meta:page-count="2" meta:paragraph-count="15" meta:word-count="70" meta:character-count="440" meta:non-whitespace-character-count="349"/>
  </office:meta>
</office:document-meta>
</file>